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V_kV">
            <text:p>V_kV</text:p>
          </table:table-cell>
          <table:table-cell office:value-type="string" office:string-value="Q">
            <text:p>Q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240.2199999999993">
            <text:p>1240.219999999999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73.54">
            <text:p>673.5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1.21999999999986">
            <text:p>271.2199999999998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3.859999999999985">
            <text:p>63.8599999999999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